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5292in" style:rel-column-width="16383*"/>
    </style:style>
    <style:style style:name="Table1.D" style:family="table-column">
      <style:table-column-properties style:column-width="2.5299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3.25in" style:rel-column-width="21050*"/>
    </style:style>
    <style:style style:name="Table2.B" style:family="table-column">
      <style:table-column-properties style:column-width="3.5in" style:rel-column-width="22669*"/>
    </style:style>
    <style:style style:name="Table2.C" style:family="table-column">
      <style:table-column-properties style:column-width="3.3681in" style:rel-column-width="2181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3396in"/>
    </style:style>
    <style:style style:name="P1" style:family="paragraph" style:parent-style-name="Standard">
      <style:text-properties officeooo:rsid="0002b131" officeooo:paragraph-rsid="0002b131"/>
    </style:style>
    <style:style style:name="P2" style:family="paragraph" style:parent-style-name="Standard">
      <style:text-properties officeooo:rsid="00037c5e" officeooo:paragraph-rsid="0002b131"/>
    </style:style>
    <style:style style:name="P3" style:family="paragraph" style:parent-style-name="Standard">
      <style:text-properties officeooo:rsid="00037c5e" officeooo:paragraph-rsid="00037c5e"/>
    </style:style>
    <style:style style:name="P4" style:family="paragraph" style:parent-style-name="Standard">
      <style:text-properties officeooo:rsid="0006dac9" officeooo:paragraph-rsid="0006dac9"/>
    </style:style>
    <style:style style:name="P5" style:family="paragraph" style:parent-style-name="Standard">
      <style:text-properties fo:font-weight="bold" officeooo:rsid="0006dac9" officeooo:paragraph-rsid="0006dac9" style:font-weight-asian="bold" style:font-weight-complex="bold"/>
    </style:style>
    <style:style style:name="P6" style:family="paragraph" style:parent-style-name="Standard">
      <style:text-properties officeooo:rsid="0007d29d" officeooo:paragraph-rsid="0007d29d"/>
    </style:style>
    <style:style style:name="P7" style:family="paragraph" style:parent-style-name="Table_20_Contents">
      <style:text-properties officeooo:rsid="0002b131" officeooo:paragraph-rsid="0002b131"/>
    </style:style>
    <style:style style:name="P8" style:family="paragraph" style:parent-style-name="Table_20_Contents">
      <style:text-properties officeooo:rsid="00037c5e" officeooo:paragraph-rsid="00037c5e"/>
    </style:style>
    <style:style style:name="P9" style:family="paragraph" style:parent-style-name="Table_20_Contents">
      <style:text-properties officeooo:rsid="0005429e" officeooo:paragraph-rsid="0005429e"/>
    </style:style>
    <style:style style:name="P10" style:family="paragraph" style:parent-style-name="Table_20_Contents">
      <style:text-properties officeooo:rsid="0006dac9" officeooo:paragraph-rsid="0005429e"/>
    </style:style>
    <style:style style:name="P11" style:family="paragraph" style:parent-style-name="Table_20_Contents">
      <style:text-properties officeooo:rsid="0006dac9" officeooo:paragraph-rsid="0006dac9"/>
    </style:style>
    <style:style style:name="P12" style:family="paragraph" style:parent-style-name="Table_20_Contents">
      <style:text-properties fo:font-weight="bold" officeooo:rsid="0006dac9" officeooo:paragraph-rsid="0006dac9" style:font-weight-asian="bold" style:font-weight-complex="bold"/>
    </style:style>
    <style:style style:name="P13" style:family="paragraph" style:parent-style-name="Standard">
      <style:text-properties officeooo:rsid="0007d29d" officeooo:paragraph-rsid="0007d29d"/>
    </style:style>
    <style:style style:name="T1" style:family="text">
      <style:text-properties fo:font-variant="normal" fo:text-transform="none" fo:color="#444444" fo:letter-spacing="normal" fo:font-style="normal" fo:font-weight="normal" officeooo:rsid="0007d29d" fo:background-color="#ecf0f3" loext:char-shading-value="0" loext:padding="0in" loext:border="none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plugin</text:p>
          </table:table-cell>
          <table:table-cell table:style-name="Table1.A1" office:value-type="string">
            <text:p text:style-name="P7">Dll, so</text:p>
          </table:table-cell>
          <table:table-cell table:style-name="Table1.A1" office:value-type="string">
            <text:p text:style-name="P7">Lib, a</text:p>
          </table:table-cell>
          <table:table-cell table:style-name="Table1.D1" office:value-type="string">
            <text:p text:style-name="P7">exe</text:p>
          </table:table-cell>
        </table:table-row>
        <table:table-row>
          <table:table-cell table:style-name="Table1.A2" office:value-type="string">
            <text:p text:style-name="P7">add_library(archive <text:span text:style-name="T2">MODULE</text:span> 7z.cpp)</text:p>
          </table:table-cell>
          <table:table-cell table:style-name="Table1.A2" office:value-type="string">
            <text:p text:style-name="P7">add_library(archive <text:span text:style-name="T2">SHARED</text:span> archive.cpp zip.cpp lzma.cpp)</text:p>
          </table:table-cell>
          <table:table-cell table:style-name="Table1.A2" office:value-type="string">
            <text:p text:style-name="P7">add_library(archive <text:span text:style-name="T2">STATIC</text:span> archive.cpp zip.cpp lzma.cpp)</text:p>
          </table:table-cell>
          <table:table-cell table:style-name="Table1.D2" office:value-type="string">
            <text:p text:style-name="P7">add_executable(zipapp zipapp.cpp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>The <text:span text:style-name="T2">DEFINE_SYMBOL</text:span> target property</text:p>
            <text:p text:style-name="P9">target_EXPORTS by default</text:p>
            <text:p text:style-name="P11">dllexport/dllimport decorations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target_include_directories()</text:p>
          </table:table-cell>
          <table:table-cell table:style-name="Table2.A1" office:value-type="string">
            <text:p text:style-name="P1">target_compile_definitions()</text:p>
          </table:table-cell>
          <table:table-cell table:style-name="Table2.C1" office:value-type="string">
            <text:p text:style-name="P1">target_compile_options()</text:p>
          </table:table-cell>
        </table:table-row>
        <table:table-row>
          <table:table-cell table:style-name="Table2.A2" office:value-type="string">
            <text:p text:style-name="P1">INCLUDE_DIRECTORIES</text:p>
          </table:table-cell>
          <table:table-cell table:style-name="Table2.A2" office:value-type="string">
            <text:p text:style-name="P1">COMPILE_DEFINITIONS</text:p>
          </table:table-cell>
          <table:table-cell table:style-name="Table2.C2" office:value-type="string">
            <text:p text:style-name="P1">COMPILE_OPTIONS</text:p>
          </table:table-cell>
        </table:table-row>
        <table:table-row>
          <table:table-cell table:style-name="Table2.A2" office:value-type="string">
            <text:p text:style-name="P3">INTERFACE_INCLUDE_DIRECTORIES</text:p>
          </table:table-cell>
          <table:table-cell table:style-name="Table2.A2" office:value-type="string">
            <text:p text:style-name="P3">INTERFACE_COMPILE_DEFINITIONS</text:p>
          </table:table-cell>
          <table:table-cell table:style-name="Table2.C2" office:value-type="string">
            <text:p text:style-name="P3">INTERFACE_COMPILE_OPTION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PRIVATE</text:p>
            <text:p text:style-name="P3">PUBLIC </text:p>
            <text:p text:style-name="P3">INTERFACE</text:p>
          </table:table-cell>
          <table:table-cell table:style-name="Table2.A2" office:value-type="string">
            <text:p text:style-name="P8">target_compile_definitions(archive</text:p>
            <text:p text:style-name="P8"><text:s text:c="2"/>PRIVATE BUILDING_WITH_LZMA</text:p>
            <text:p text:style-name="P8"><text:s text:c="2"/>INTERFACE USING_ARCHIVE_LIB</text:p>
            <text:p text:style-name="P8">)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2.6">
          <table:table-cell table:style-name="Table2.A2" office:value-type="string">
            <text:p text:style-name="P8">-I or -isystem prefixes</text:p>
          </table:table-cell>
          <table:table-cell table:style-name="Table2.A2" office:value-type="string">
            <text:p text:style-name="P8">prefixed with -D or /D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2.6">
          <table:table-cell table:style-name="Table2.A2" office:value-type="string">
            <text:p text:style-name="P11"/>
            <text:p text:style-name="P11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"/>
      <text:p text:style-name="P5">CMAKE_INCLUDE_CURRENT_DIR_IN_INTERFACE</text:p>
      <text:p text:style-name="P4">Automatically add the current source- and build directories to the INTERFACE_INCLUDE_DIRECTORIES target property.</text:p>
      <text:p text:style-name="P4">If this variable is enabled, CMake automatically adds for each shared library target, static library target, module target and executable target, <text:span text:style-name="T2">CMAKE_CURRENT_SOURCE_DIR</text:span> and <text:span text:style-name="T2">CMAKE_CURRENT_BINARY_DIR</text:span> to the <text:span text:style-name="T2">INTERFACE_INCLUDE_DIRECTORIES</text:span> target property. By default CMAKE_INCLUDE_CURRENT_DIR_IN_INTERFACE is OFF.</text:p>
      <text:p text:style-name="P4"/>
      <text:p text:style-name="P4"><text:soft-page-break/></text:p>
      <text:p text:style-name="P12">CMAKE_INCLUDE_CURRENT_DIR</text:p>
      <text:p text:style-name="P11">Automatically add the current source- and build directories to the include path.</text:p>
      <text:p text:style-name="P11">If this variable is enabled, CMake automatically adds <text:span text:style-name="T2">CMAKE_CURRENT_SOURCE_DIR</text:span> and <text:span text:style-name="T2">CMAKE_CURRENT_BINARY_DIR</text:span> to the include path for each directory. These additional include directories do not propagate down to subdirectories. This is useful mainly for out-of-source builds, where files generated into the build tree are included by files located in the source tree.</text:p>
      <text:p text:style-name="P11">By default CMAKE_INCLUDE_CURRENT_DIR is OFF.</text:p>
      <text:p text:style-name="P4"/>
      <text:p text:style-name="P6">add_library(archive archive.cpp)</text:p>
      <text:p text:style-name="P6">target_compile_definitions(archive INTERFACE USING_ARCHIVE_LIB)</text:p>
      <text:p text:style-name="P6"/>
      <text:p text:style-name="P6">add_library(serialization serialization.cpp)</text:p>
      <text:p text:style-name="P6">target_compile_definitions(serialization INTERFACE USING_SERIALIZATION_LIB)</text:p>
      <text:p text:style-name="P6"/>
      <text:p text:style-name="P6">add_library(archiveExtras extras.cpp)</text:p>
      <text:p text:style-name="P6">target_link_libraries(archiveExtras</text:p>
      <text:p text:style-name="P6"><text:s text:c="2"/>PUBLIC archive</text:p>
      <text:p text:style-name="P6"><text:s text:c="2"/>PRIVATE serialization</text:p>
      <text:p text:style-name="P6">)</text:p>
      <text:p text:style-name="P6"># archiveExtras is compiled with -DUSING_ARCHIVE_LIB</text:p>
      <text:p text:style-name="P6"># and -DUSING_SERIALIZATION_LIB</text:p>
      <text:p text:style-name="P6"/>
      <text:p text:style-name="P6">add_executable(consumer consumer.cpp)</text:p>
      <text:p text:style-name="P6"># consumer is compiled with -DUSING_ARCHIVE_LIB</text:p>
      <text:p text:style-name="P6">target_link_libraries(consumer archiveExtras)</text:p>
      <text:p text:style-name="P6"/>
      <text:p text:style-name="P6"/>
      <text:p text:style-name="P6"/>
      <text:p text:style-name="P2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22:22:19.154797421</meta:creation-date>
    <meta:generator>LibreOffice/5.1.6.2$Linux_X86_64 LibreOffice_project/10m0$Build-2</meta:generator>
    <dc:date>2017-06-21T00:11:36.658869356</dc:date>
    <meta:editing-duration>PT2H56M39S</meta:editing-duration>
    <meta:editing-cycles>5</meta:editing-cycles>
    <meta:document-statistic meta:table-count="2" meta:image-count="0" meta:object-count="0" meta:page-count="2" meta:paragraph-count="50" meta:word-count="211" meta:character-count="2180" meta:non-whitespace-character-count="2010"/>
  </office:meta>
</office:document-meta>
</file>